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7.7cm" table:align="margins" style:shadow="none"/>
    </style:style>
    <style:style style:name="Table1.A" style:family="table-column">
      <style:table-column-properties style:column-width="12.935cm" style:rel-column-width="7333*"/>
    </style:style>
    <style:style style:name="Table1.B" style:family="table-column">
      <style:table-column-properties style:column-width="8.834cm" style:rel-column-width="5008*"/>
    </style:style>
    <style:style style:name="Table1.C" style:family="table-column">
      <style:table-column-properties style:column-width="5.932cm" style:rel-column-width="3363*"/>
    </style:style>
    <style:style style:name="Table1.A1" style:family="table-cell">
      <style:table-cell-properties fo:background-color="#ffcc99" fo:padding="0.199cm" fo:border-left="0.05pt dotted #000000" fo:border-right="none" fo:border-top="0.05pt dotted #000000" fo:border-bottom="0.05pt dotted #000000">
        <style:background-image/>
      </style:table-cell-properties>
    </style:style>
    <style:style style:name="Table1.B1" style:family="table-cell">
      <style:table-cell-properties fo:background-color="#fac8fa" fo:padding="0.199cm" fo:border-left="0.05pt dotted #000000" fo:border-right="none" fo:border-top="0.05pt dotted #000000" fo:border-bottom="0.05pt dotted #000000">
        <style:background-image/>
      </style:table-cell-properties>
    </style:style>
    <style:style style:name="Table1.C1" style:family="table-cell">
      <style:table-cell-properties fo:background-color="#ccffff" fo:padding="0.199cm" fo:border="0.05pt dotted #000000">
        <style:background-image/>
      </style:table-cell-properties>
    </style:style>
    <style:style style:name="Table1.2" style:family="table-row">
      <style:table-row-properties style:min-row-height="15.905cm"/>
    </style:style>
    <style:style style:name="Table1.A2" style:family="table-cell">
      <style:table-cell-properties fo:background-color="#ffcc99" fo:padding="0.199cm" fo:border-left="0.05pt dotted #000000" fo:border-right="none" fo:border-top="none" fo:border-bottom="0.05pt dotted #000000">
        <style:background-image/>
      </style:table-cell-properties>
    </style:style>
    <style:style style:name="Table1.B2" style:family="table-cell">
      <style:table-cell-properties fo:background-color="#fac8fa" fo:padding="0.199cm" fo:border-left="0.05pt dotted #000000" fo:border-right="none" fo:border-top="none" fo:border-bottom="0.05pt dotted #000000">
        <style:background-image/>
      </style:table-cell-properties>
    </style:style>
    <style:style style:name="Table1.C2" style:family="table-cell">
      <style:table-cell-properties fo:background-color="#ccffff" fo:padding="0.19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fo:color="#ffffff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.199cm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b3b3b3" style:font-name="sans-serif" fo:font-size="9.75pt" fo:letter-spacing="normal" fo:font-style="normal" fo:font-weight="normal"/>
    </style:style>
    <style:style style:name="T3" style:family="text">
      <style:text-properties style:font-name="Arial" fo:font-size="12pt" style:font-name-asian="WenQuanYi Zen Hei" style:font-size-asian="14pt" style:font-name-complex="Lohit Hindi" style:font-size-complex="14pt"/>
    </style:style>
    <style:style style:name="T4" style:family="text">
      <style:text-properties style:font-name="Arial" style:font-name-asian="WenQuanYi Zen Hei" style:font-name-complex="Lohit Hindi"/>
    </style:style>
    <style:style style:name="T5" style:family="text">
      <style:text-properties style:font-name="Arial" fo:font-size="11pt" style:font-name-asian="WenQuanYi Zen Hei" style:font-size-asian="11pt" style:font-name-complex="Lohit Hindi" style:font-size-complex="11pt"/>
    </style:style>
    <style:style style:name="T6" style:family="text">
      <style:text-properties fo:color="#b3b3b3"/>
    </style:style>
    <style:style style:name="T7" style:family="text">
      <style:text-properties fo:color="#b3b3b3" style:font-name="Arial" style:font-name-asian="WenQuanYi Zen Hei" style:font-name-complex="Lohit Hindi"/>
    </style:style>
    <style:style style:name="T8" style:family="text">
      <style:text-properties fo:color="#b3b3b3" style:font-name="Arial" fo:font-size="11pt" style:font-name-asian="WenQuanYi Zen Hei" style:font-size-asian="11pt" style:font-name-complex="Lohit Hindi" style:font-size-complex="11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567*" fo:start-indent="0cm" fo:end-indent="0cm"/>
          <style:column style:rel-width="356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495*" fo:start-indent="0cm" fo:end-indent="0cm"/>
          <style:column style:rel-width="3495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Yandex.Tank Config Memo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">Generating</text:p>
            </table:table-cell>
            <table:table-cell table:style-name="Table1.B1" office:value-type="string">
              <text:p text:style-name="P2">Reporting</text:p>
            </table:table-cell>
            <table:table-cell table:style-name="Table1.C1" office:value-type="string">
              <text:p text:style-name="P2">Misc</text:p>
            </table:table-cell>
          </table:table-row>
          <table:table-row table:style-name="Table1.2">
            <table:table-cell table:style-name="Table1.A2" office:value-type="string">
              <text:section text:style-name="Sect3" text:name="Section3">
                <text:h text:style-name="Heading_20_2" text:outline-level="2">[phantom]</text:h>
                <text:h text:style-name="Heading_20_3" text:outline-level="3"># Load</text:h>
                <text:p text:style-name="Text_20_body">rps_schedule<text:span text:style-name="T6">=step(1,100,10,1m)</text:span></text:p>
                <text:p text:style-name="Text_20_body">instances_schedule<text:span text:style-name="T6">=line(1,100,1m) </text:span></text:p>
                <text:p text:style-name="Text_20_body">instances<text:span text:style-name="T6">=1000</text:span></text:p>
                <text:h text:style-name="Heading_20_3" text:outline-level="3"># Requests</text:h>
                <text:p text:style-name="Text_20_body">ammofile<text:span text:style-name="T6">=ammo.uri </text:span></text:p>
                <text:p text:style-name="Text_20_body">uris<text:span text:style-name="T6">=/home</text:span></text:p>
                <text:p text:style-name="Text_20_body">loop<text:span text:style-name="T6">=5</text:span></text:p>
                <text:p text:style-name="Text_20_body">header_http<text:span text:style-name="T6">=1.1</text:span></text:p>
                <text:p text:style-name="Text_20_body">headers<text:span text:style-name="T6">=[Host: localhost]</text:span></text:p>
                <text:p text:style-name="Text_20_body">use_caching<text:span text:style-name="T6">=1</text:span></text:p>
                <text:p text:style-name="Text_20_body">ammo_limit<text:span text:style-name="T6">=100000</text:span></text:p>
                <text:p text:style-name="Text_20_body">ammo_type<text:span text:style-name="T6">=access</text:span></text:p>
                <text:p text:style-name="Text_20_body">autocases<text:span text:style-name="T6">=2</text:span></text:p>
                <text:p text:style-name="Text_20_body">chosen_cases<text:span text:style-name="T6">=home</text:span></text:p>
                <text:p text:style-name="Text_20_body">stpd_file<text:span text:style-name="T6">=precalc.stpd</text:span></text:p>
                <text:p text:style-name="Text_20_body">force_stepping<text:span text:style-name="T6">=1</text:span></text:p>
                <text:p text:style-name="Text_20_body">cache_dir<text:span text:style-name="T6">=/tmp</text:span></text:p>
                <text:h text:style-name="Heading_20_2" text:outline-level="2">[jmeter]</text:h>
                <text:p text:style-name="Text_20_body">jmx<text:span text:style-name="T6">=testplan.jmx</text:span></text:p>
                <text:p text:style-name="Text_20_body">args<text:span text:style-name="T6">=-Dprop=value</text:span></text:p>
                <text:p text:style-name="Text_20_body">jmeter_path<text:span text:style-name="T6">=/usr/local/bin/jmeter</text:span></text:p>
                <text:p text:style-name="Text_20_body">buffered_seconds<text:span text:style-name="T6">=5</text:span></text:p>
                <text:h text:style-name="Heading_20_2" text:outline-level="2"/>
                <text:h text:style-name="Heading_20_2" text:outline-level="2">[phantom] </text:h>
                <text:h text:style-name="Heading_20_3" text:outline-level="3"># Connection</text:h>
                <text:p text:style-name="Text_20_body">address<text:span text:style-name="T6">=</text:span><text:span text:style-name="T2">203.0.113.12</text:span></text:p>
                <text:p text:style-name="Text_20_body">port<text:span text:style-name="T6">=443</text:span></text:p>
                <text:p text:style-name="Text_20_body">ssl<text:span text:style-name="T6">=1</text:span></text:p>
                <text:p text:style-name="Text_20_body">gatling_ip<text:span text:style-name="T6">=192.168.0.1</text:span></text:p>
                <text:p text:style-name="Text_20_body">tank_type<text:span text:style-name="T6">=1</text:span></text:p>
                <text:h text:style-name="Heading_20_3" text:outline-level="3"># Misc</text:h>
                <text:p text:style-name="Text_20_body">threads<text:span text:style-name="T6">=4</text:span></text:p>
                <text:p text:style-name="Text_20_body">writelog<text:span text:style-name="T6">=proto_warning</text:span></text:p>
                <text:p text:style-name="Text_20_body">buffered_seconds<text:span text:style-name="T6">=2</text:span></text:p>
                <text:h text:style-name="Heading_20_2" text:outline-level="2">[bfg]</text:h>
                <text:p text:style-name="Text_20_body">gun_type<text:span text:style-name="T6">=...</text:span></text:p>
                <text:p text:style-name="Text_20_body">ammo_type<text:span text:style-name="T6">=...</text:span></text:p>
                <text:h text:style-name="Heading_20_2" text:outline-level="2">[ab]</text:h>
                <text:p text:style-name="Text_20_body">url<text:span text:style-name="T6">=http://localhost/</text:span><text:line-break/>requests<text:span text:style-name="T6">=1000</text:span></text:p>
                <text:p text:style-name="Text_20_body">concurrency<text:span text:style-name="T6">=5</text:span></text:p>
                <text:p text:style-name="Text_20_body">options<text:span text:style-name="T6">=-k</text:span></text:p>
                <text:h text:style-name="Heading_20_2" text:outline-level="2">[monitoring]</text:h>
                <text:p text:style-name="Text_20_body">config<text:span text:style-name="T6">=mon.xml </text:span></text:p>
                <text:p text:style-name="Text_20_body">ssh_timeout<text:span text:style-name="T6">=30s</text:span></text:p>
                <text:p text:style-name="Text_20_body">default_target<text:span text:style-name="T6">=localhost</text:span></text:p>
                <text:p text:style-name="Text_20_body"/>
              </text:section>
            </table:table-cell>
            <table:table-cell table:style-name="Table1.B2" office:value-type="string">
              <text:section text:style-name="Sect2" text:name="Section2">
                <text:h text:style-name="Heading_20_2" text:outline-level="2">[console]</text:h>
                <text:p text:style-name="Text_20_body">short_only<text:span text:style-name="T6">=1</text:span></text:p>
                <text:p text:style-name="Text_20_body">disable_all_colors<text:span text:style-name="T6">=1</text:span> </text:p>
                <text:p text:style-name="Text_20_body">disable_colors<text:span text:style-name="T6">=WHITE</text:span> </text:p>
                <text:p text:style-name="P1"><text:span text:style-name="T4">info_panel_width</text:span><text:span text:style-name="T7">=33%</text:span><text:span text:style-name="T4"> </text:span></text:p>
                <text:h text:style-name="Heading_20_2" text:outline-level="2">[graphite]</text:h>
                <text:p text:style-name="Text_20_body">address<text:span text:style-name="T6">=localhost</text:span></text:p>
                <text:p text:style-name="Text_20_body">port<text:span text:style-name="T6">=2003</text:span></text:p>
                <text:p text:style-name="Text_20_body">web_port<text:span text:style-name="T6">=8080</text:span></text:p>
                <text:p text:style-name="P1"><text:span text:style-name="T4">template</text:span><text:span text:style-name="T7">=file.tpl</text:span></text:p>
                <text:p text:style-name="P1"><text:span text:style-name="T4"/></text:p>
                <text:h text:style-name="Heading_20_2" text:outline-level="2"><text:span text:style-name="T3">[</text:span>report]</text:h>
                <text:p text:style-name="Text_20_body">template<text:span text:style-name="T6">=file.tpl</text:span></text:p>
                <text:p text:style-name="Text_20_body"/>
                <text:h text:style-name="Heading_20_2" text:outline-level="2">[web]</text:h>
                <text:p text:style-name="Text_20_body">port<text:span text:style-name="T6">=8080</text:span></text:p>
                <text:p text:style-name="Text_20_body">interval<text:span text:style-name="T6">=1</text:span></text:p>
                <text:p text:style-name="Text_20_body">redirect<text:span text:style-name="T6">=http://yandex.ru</text:span></text:p>
                <text:p text:style-name="Text_20_body">manual_stop<text:span text:style-name="T6">=1</text:span></text:p>
                <text:h text:style-name="Heading_20_2" text:outline-level="2">[loadosophia]</text:h>
                <text:p text:style-name="Text_20_body">token<text:span text:style-name="T6">=key</text:span></text:p>
                <text:p text:style-name="Text_20_body">project<text:span text:style-name="T6">=DEFAULT</text:span></text:p>
                <text:p text:style-name="Text_20_body">test_title<text:span text:style-name="T6">=throughput</text:span></text:p>
                <text:p text:style-name="Text_20_body">color_flag<text:span text:style-name="T6">=red</text:span></text:p>
                <text:p text:style-name="Text_20_body">file_prefix<text:span text:style-name="T6">=test</text:span></text:p>
                <text:h text:style-name="Heading_20_2" text:outline-level="2">[aggregator]</text:h>
                <text:p text:style-name="Text_20_body">time_periods<text:span text:style-name="T6">=1s 2s 1m</text:span></text:p>
                <text:p text:style-name="Text_20_body"><text:span text:style-name="T5">precise_cumulative</text:span><text:span text:style-name="T8">=1</text:span></text:p>
                <text:p text:style-name="Text_20_body"><text:span text:style-name="T3"/></text:p>
              </text:section>
            </table:table-cell>
            <table:table-cell table:style-name="Table1.C2" office:value-type="string">
              <text:h text:style-name="Heading_20_2" text:outline-level="2">[autostop]</text:h>
              <text:p text:style-name="Text_20_body">autostop<text:span text:style-name="T6">=time(1s,1m)</text:span></text:p>
              <text:h text:style-name="Heading_20_2" text:outline-level="2">[shellexec]</text:h>
              <text:p text:style-name="Text_20_body">prepare<text:span text:style-name="T6">=sudo start mysql</text:span></text:p>
              <text:p text:style-name="Text_20_body">start<text:span text:style-name="T6">=sudo start apache2</text:span></text:p>
              <text:p text:style-name="Text_20_body">poll<text:span text:style-name="T6">=ps aux</text:span></text:p>
              <text:p text:style-name="Text_20_body">end<text:span text:style-name="T6">=sudo stop apache2</text:span></text:p>
              <text:p text:style-name="Text_20_body">post_process<text:span text:style-name="T6">=sudo stop mysql</text:span></text:p>
              <text:h text:style-name="Heading_20_2" text:outline-level="2">[rcheck]</text:h>
              <text:p text:style-name="Text_20_body">disk_limit<text:span text:style-name="T6">=512 </text:span></text:p>
              <text:p text:style-name="Text_20_body">interval<text:span text:style-name="T6">=5s</text:span></text:p>
              <text:p text:style-name="Text_20_body">mem_limit<text:span text:style-name="T6">=256</text:span></text:p>
              <text:h text:style-name="Heading_20_2" text:outline-level="2">[tank]</text:h>
              <text:p text:style-name="Text_20_body">artifacts_base_dir<text:span text:style-name="T6">=/tmp</text:span></text:p>
              <text:p text:style-name="Text_20_body">artifacts_dir<text:span text:style-name="T6">=/tmp/results</text:span></text:p>
              <text:p text:style-name="Text_20_body">flush_config_to<text:span text:style-name="T6">=/tmp/load.ini</text:span></text:p>
              <text:p text:style-name="Text_20_body"/>
            </table:table-cell>
          </table:table-row>
        </table:table>
        <text:h text:style-name="Heading_20_2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ato" svg:font-family="Lato, proxima-nova, 'Helvetica Neue', 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/>
      <style:text-properties style:font-name="Arial1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.049cm" fo:border-left="none" fo:border-right="none" fo:border-top="none" fo:border-bottom="0.06pt solid #000000" style:shadow="none"/>
      <style:text-properties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199cm" fo:margin-bottom="0.101cm" fo:hyphenation-ladder-count="no-limit" fo:text-indent="0cm" style:auto-text-indent="false" style:page-number="auto">
        <style:tab-stops/>
      </style:paragraph-properties>
      <style:text-properties fo:color="#808080" fo:font-size="12pt" fo:font-style="italic" fo:font-weight="normal" style:font-size-asian="14pt" style:font-weight-asian="normal" style:font-size-complex="14pt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4:45:44</meta:creation-date>
    <dc:date>2014-03-27T16:42:58</dc:date>
    <meta:editing-duration>PT1H17M22S</meta:editing-duration>
    <meta:editing-cycles>7</meta:editing-cycles>
    <meta:generator>LibreOffice/3.5$Linux_x86 LibreOffice_project/350m1$Build-2</meta:generator>
    <meta:print-date>2014-03-27T16:40:36</meta:print-date>
    <meta:document-statistic meta:table-count="1" meta:image-count="0" meta:object-count="0" meta:page-count="1" meta:paragraph-count="92" meta:word-count="111" meta:character-count="1400" meta:non-whitespace-character-count="1373"/>
  </office:meta>
</office:document-meta>
</file>